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688f" officeooo:paragraph-rsid="001068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 Deployment phase </text:p>
      <text:p text:style-name="P1">- war location : tomcat location → webapps</text:p>
      <text:p text:style-name="P1">- phases</text:p>
      <text:p text:style-name="P1"><text:tab/>- loads the external config</text:p>
      <text:p text:style-name="P1"><text:tab/>- updating tables in database</text:p>
      <text:p text:style-name="P1"><text:s/><text:tab/>- serving phase</text:p>
      <text:p text:style-name="P1">Release Process</text:p>
      <text:p text:style-name="P1">- take backup</text:p>
      <text:p text:style-name="P1">- move files</text:p>
      <text:p text:style-name="P1">- move files to /mnt/epheral</text:p>
      <text:p text:style-name="P1">- develop webbap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jan Shakya</meta:initial-creator>
    <meta:creation-date>2015-08-25T17:28:18.463952283</meta:creation-date>
    <dc:date>2015-08-25T17:30:55.344364885</dc:date>
    <dc:creator>Sajan Shakya</dc:creator>
    <meta:editing-duration>P0D</meta:editing-duration>
    <meta:editing-cycles>1</meta:editing-cycles>
    <meta:document-statistic meta:table-count="0" meta:image-count="0" meta:object-count="0" meta:page-count="1" meta:paragraph-count="11" meta:word-count="42" meta:character-count="232" meta:non-whitespace-character-count="196"/>
    <meta:generator>LibreOffice/4.2.8.2$Linux_X86_64 LibreOffice_project/420m0$Build-2</meta:generator>
  </office:meta>
</office:document-meta>
</file>